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900004BC3000012EB83049BAA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Georgia" svg:font-family="Georgia"/>
    <style:font-face style:name="Mangal1" svg:font-family="Mangal"/>
    <style:font-face style:name="Symbol" svg:font-family="Symbol, Symbol"/>
    <style:font-face style:name="Arial1" svg:font-family="Arial, Arial" style:font-family-generic="swiss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5.61cm" fo:margin-left="-0.191cm" table:align="left" style:writing-mode="lr-tb"/>
    </style:style>
    <style:style style:name="Tabulka1.A" style:family="table-column">
      <style:table-column-properties style:column-width="1.349cm"/>
    </style:style>
    <style:style style:name="Tabulka1.B" style:family="table-column">
      <style:table-column-properties style:column-width="1.429cm"/>
    </style:style>
    <style:style style:name="Tabulka1.C" style:family="table-column">
      <style:table-column-properties style:column-width="1.667cm"/>
    </style:style>
    <style:style style:name="Tabulka1.D" style:family="table-column">
      <style:table-column-properties style:column-width="1.905cm"/>
    </style:style>
    <style:style style:name="Tabulka1.E" style:family="table-column">
      <style:table-column-properties style:column-width="1.852cm"/>
    </style:style>
    <style:style style:name="Tabulka1.F" style:family="table-column">
      <style:table-column-properties style:column-width="1.984cm"/>
    </style:style>
    <style:style style:name="Tabulka1.G" style:family="table-column">
      <style:table-column-properties style:column-width="1.879cm"/>
    </style:style>
    <style:style style:name="Tabulka1.H" style:family="table-column">
      <style:table-column-properties style:column-width="1.693cm"/>
    </style:style>
    <style:style style:name="Tabulka1.1" style:family="table-row">
      <style:table-row-properties style:min-row-height="0.194cm" fo:keep-together="auto"/>
    </style:style>
    <style:style style:name="Tabulka1.A1" style:family="table-cell">
      <style:table-cell-properties fo:background-color="#000000" fo:padding-left="0.191cm" fo:padding-right="0.191cm" fo:padding-top="0cm" fo:padding-bottom="0cm" fo:border-left="0.05pt solid #000000" fo:border-right="0.05pt solid #000000" fo:border-top="0.05pt solid #000000" fo:border-bottom="none">
        <style:background-image/>
      </style:table-cell-properties>
    </style:style>
    <style:style style:name="Tabulka1.A2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B2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C2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D2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E2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F2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H2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I2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A3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B3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C3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D3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E3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F3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G3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H3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I3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A4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B4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C4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D4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E4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F4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G4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H4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I4" style:family="table-cell">
      <style:table-cell-properties fo:padding-left="0.191cm" fo:padding-right="0.191cm" fo:padding-top="0cm" fo:padding-bottom="0cm" fo:border-left="0.05pt solid #000000" fo:border-right="0.05pt solid #000000" fo:border-top="none" fo:border-bottom="none"/>
    </style:style>
    <style:style style:name="Tabulka1.A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ulka1.B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ulka1.C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ulka1.D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ulka1.E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ulka1.F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ulka1.G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ulka1.H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Tabulka1.I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6666" style:text-line-through-style="none" style:font-name="Georgia" fo:font-size="24pt" fo:font-style="italic" style:text-underline-style="none" fo:font-weight="normal" style:text-blinking="false" fo:background-color="transparent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P2" style:family="paragraph" style:parent-style-name="radkovani">
      <style:paragraph-properties fo:text-align="center" style:justify-single-word="false"/>
    </style:style>
    <style:style style:name="P3" style:family="paragraph" style:parent-style-name="radkovani">
      <style:paragraph-properties fo:text-align="center" style:justify-single-word="false"/>
      <style:text-properties fo:color="#ffffff" fo:background-color="#000000"/>
    </style:style>
    <style:style style:name="P4" style:family="paragraph" style:parent-style-name="radkovani">
      <style:paragraph-properties fo:margin-left="6.324cm" fo:margin-right="0cm" fo:text-align="start" style:justify-single-word="false" fo:text-indent="0cm" style:auto-text-indent="false"/>
    </style:style>
    <style:style style:name="P5" style:family="paragraph" style:parent-style-name="radkovani">
      <style:paragraph-properties fo:margin-left="5.777cm" fo:margin-right="0cm" fo:text-indent="0cm" style:auto-text-indent="false"/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P6" style:family="paragraph" style:parent-style-name="radkovani">
      <style:paragraph-properties fo:margin-left="0cm" fo:margin-right="0cm" fo:text-indent="0cm" style:auto-text-indent="false"/>
      <style:text-properties fo:color="#000000" style:font-name="Cambria Math" fo:font-size="11pt" style:font-name-asian="Cambria Math" style:font-size-asian="11pt" style:font-name-complex="Cambria Math" style:font-size-complex="11pt"/>
    </style:style>
    <style:style style:name="P7" style:family="paragraph" style:parent-style-name="Default">
      <style:paragraph-properties style:text-autospace="none"/>
    </style:style>
    <style:style style:name="P8" style:family="paragraph" style:parent-style-name="Text_20_body" style:list-style-name="L1">
      <style:paragraph-properties fo:text-align="center" style:justify-single-word="false"/>
      <style:text-properties fo:font-variant="normal" fo:text-transform="none" fo:color="#666666" style:text-line-through-style="none" style:font-name="Georgia" fo:font-size="24pt" fo:letter-spacing="normal" fo:font-style="italic" style:text-underline-style="none" fo:font-weight="normal" style:text-blinking="false" fo:background-color="transparent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P9" style:family="paragraph" style:parent-style-name="Text_20_body">
      <style:text-properties fo:color="#000000" style:text-line-through-style="none" style:font-name="Arial" fo:font-size="16.1000003814697pt" fo:font-style="normal" style:text-underline-style="none" fo:font-weight="normal" style:font-name-asian="Cambria Math" style:font-size-asian="14.0500001907349pt" style:font-style-asian="normal" style:font-weight-asian="normal" style:font-name-complex="Cambria Math" style:font-size-complex="16.1000003814697pt" style:font-style-complex="normal" style:font-weight-complex="normal"/>
    </style:style>
    <style:style style:name="P10" style:family="paragraph" style:parent-style-name="Heading_20_1">
      <style:text-properties style:font-name="Arial" fo:font-size="16.1000003814697pt" fo:font-weight="bold" style:font-size-asian="14.0500001907349pt" style:font-weight-asian="bold" style:font-size-complex="16.1000003814697pt" style:font-weight-complex="bold"/>
    </style:style>
    <style:style style:name="P11" style:family="paragraph" style:parent-style-name="Default">
      <style:text-properties fo:color="#000000" style:font-name="Cambria" fo:font-size="11pt" style:font-name-asian="Cambria" style:font-size-asian="11pt" style:font-name-complex="Cambria" style:font-size-complex="11pt"/>
    </style:style>
    <style:style style:name="P12" style:family="paragraph" style:parent-style-name="Default">
      <style:text-properties fo:color="#000000" style:font-name="Cambria" fo:font-size="11pt" fo:font-weight="normal" style:font-name-asian="Cambria" style:font-size-asian="11pt" style:font-weight-asian="normal" style:font-name-complex="Cambria" style:font-size-complex="11pt" style:font-weight-complex="normal"/>
    </style:style>
    <style:style style:name="P13" style:family="paragraph" style:parent-style-name="Default">
      <style:paragraph-properties style:text-autospace="none"/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14" style:family="paragraph" style:parent-style-name="Defaul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P15" style:family="paragraph" style:parent-style-name="Default">
      <style:paragraph-properties style:text-autospace="none"/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P16" style:family="paragraph" style:parent-style-name="Default">
      <style:paragraph-properties style:text-autospace="none"/>
      <style:text-properties fo:color="#000000" style:text-line-through-style="none" style:font-name="Arial" fo:font-size="16.1000003814697pt" fo:font-style="normal" style:text-underline-style="none" fo:font-weight="bold" style:font-name-asian="Cambria Math" style:font-size-asian="14.0500001907349pt" style:font-style-asian="normal" style:font-weight-asian="bold" style:font-name-complex="Cambria Math" style:font-size-complex="16.1000003814697pt" style:font-style-complex="normal" style:font-weight-complex="bold"/>
    </style:style>
    <style:style style:name="P17" style:family="paragraph" style:parent-style-name="radkovani"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18" style:family="paragraph" style:parent-style-name="radkovani" style:list-style-name="L3"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P19" style:family="paragraph" style:parent-style-name="radkovani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P20" style:family="paragraph" style:parent-style-name="radkovani" style:list-style-name="L2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P21" style:family="paragraph" style:parent-style-name="radkovani" style:list-style-name="L3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P22" style:family="paragraph" style:parent-style-name="radkovani" style:list-style-name="L4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P23" style:family="paragraph" style:parent-style-name="radkovani">
      <style:text-properties fo:color="#000000" style:text-line-through-style="none" style:font-name="Arial" fo:font-size="16.1000003814697pt" fo:font-style="normal" style:text-underline-style="none" fo:font-weight="normal" style:font-name-asian="Cambria Math" style:font-size-asian="14.0500001907349pt" style:font-style-asian="normal" style:font-weight-asian="normal" style:font-name-complex="Cambria Math" style:font-size-complex="16.1000003814697pt" style:font-style-complex="normal" style:font-weight-complex="normal"/>
    </style:style>
    <style:style style:name="P24" style:family="paragraph" style:parent-style-name="radkovani">
      <style:text-properties fo:color="#000000" style:font-name="Cambria" fo:font-size="11pt" fo:font-weight="normal" style:font-name-asian="Cambria" style:font-size-asian="11pt" style:font-weight-asian="normal" style:font-name-complex="Cambria" style:font-size-complex="11pt" style:font-weight-complex="normal"/>
    </style:style>
    <style:style style:name="P25" style:family="paragraph" style:parent-style-name="radkovani" style:list-style-name="L2"/>
    <style:style style:name="P26" style:family="paragraph" style:parent-style-name="radkovani" style:list-style-name="L3"/>
    <style:style style:name="P27" style:family="paragraph" style:parent-style-name="radkovani" style:list-style-name="L4"/>
    <style:style style:name="P28" style:family="paragraph" style:parent-style-name="radkovani">
      <style:paragraph-properties fo:margin-left="6.324cm" fo:margin-right="0cm" fo:text-align="start" style:justify-single-word="false" fo:text-indent="0cm" style:auto-text-indent="false"/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P29" style:family="paragraph" style:parent-style-name="radkovani">
      <style:paragraph-properties fo:margin-left="-0.026cm" fo:margin-right="0cm" fo:text-align="start" style:justify-single-word="false" fo:text-indent="0cm" style:auto-text-indent="false"/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P30" style:family="paragraph" style:parent-style-name="radkovani">
      <style:paragraph-properties fo:margin-left="5.777cm" fo:margin-right="0cm" fo:text-indent="0cm" style:auto-text-indent="false"/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1" style:family="text">
      <style:text-properties fo:color="#000000" style:text-line-through-style="none" style:font-name="Cambria" fo:font-size="11pt" style:text-underline-style="none" fo:font-weight="normal" style:font-name-asian="Cambria" style:font-size-asian="11pt" style:font-weight-asian="normal" style:font-name-complex="Cambria" style:font-size-complex="11pt" style:font-weight-complex="normal"/>
    </style:style>
    <style:style style:name="T2" style:family="text">
      <style:text-properties fo:color="#000000" style:text-line-through-style="none" style:font-name="Cambria" fo:font-size="11pt" style:text-underline-style="none" fo:font-weight="bold" style:font-name-asian="Cambria" style:font-size-asian="11pt" style:font-weight-asian="bold" style:font-name-complex="Cambria" style:font-size-complex="11pt" style:font-weight-complex="bold"/>
    </style:style>
    <style:style style:name="T3" style:family="text">
      <style:text-properties fo:color="#000000" style:text-line-through-style="none" style:font-name="Cambria" fo:font-size="11pt" fo:font-style="normal" style:text-underline-style="none" fo:font-weight="normal" style:font-name-asian="Cambria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T4" style:family="text">
      <style:text-properties fo:color="#000000" style:text-line-through-style="none" style:font-name="Cambria" fo:font-size="11pt" fo:font-style="normal" style:text-underline-style="none" fo:font-weight="bold" style:font-name-asian="Cambria" style:font-size-asian="11pt" style:font-style-asian="normal" style:font-weight-asian="bold" style:font-name-complex="Cambria" style:font-size-complex="11pt" style:font-style-complex="normal" style:font-weight-complex="bold"/>
    </style:style>
    <style:style style:name="T5" style:family="text">
      <style:text-properties fo:color="#000000" style:text-line-through-style="none" style:font-name="Cambria" fo:font-size="11pt" fo:font-style="normal" style:text-underline-style="none" style:font-name-asian="Cambria" style:font-size-asian="11pt" style:font-style-asian="normal" style:font-name-complex="Cambria" style:font-size-complex="11pt" style:font-style-complex="normal"/>
    </style:style>
    <style:style style:name="T6" style:family="text">
      <style:text-properties fo:color="#000000" style:text-line-through-style="none" style:font-name="Cambria" fo:font-size="11pt" fo:font-style="italic" style:text-underline-style="none" fo:font-weight="normal" style:font-name-asian="Cambria" style:font-size-asian="11pt" style:font-style-asian="italic" style:font-weight-asian="normal" style:font-name-complex="Cambria" style:font-size-complex="11pt" style:font-style-complex="italic" style:font-weight-complex="normal"/>
    </style:style>
    <style:style style:name="T7" style:family="text">
      <style:text-properties fo:color="#000000" style:text-line-through-style="none" style:font-name="Cambria" fo:font-size="11pt" fo:font-style="italic" style:text-underline-style="none" style:font-name-asian="Cambria" style:font-size-asian="11pt" style:font-style-asian="italic" style:font-name-complex="Cambria" style:font-size-complex="11pt" style:font-style-complex="italic"/>
    </style:style>
    <style:style style:name="T8" style:family="text">
      <style:text-properties fo:color="#000000" style:text-line-through-style="none" style:font-name="Cambria" fo:font-size="11pt" fo:font-style="italic" style:text-underline-style="none" fo:font-weight="bold" style:font-name-asian="Cambria" style:font-size-asian="11pt" style:font-style-asian="italic" style:font-weight-asian="bold" style:font-name-complex="Cambria" style:font-size-complex="11pt" style:font-style-complex="italic" style:font-weight-complex="bold"/>
    </style:style>
    <style:style style:name="T9" style:family="text">
      <style:text-properties fo:color="#000000" style:text-line-through-style="none" style:font-name="Cambria" fo:font-size="7pt" fo:font-style="italic" style:text-underline-style="none" fo:font-weight="normal" style:font-name-asian="Cambria" style:font-size-asian="7pt" style:font-style-asian="italic" style:font-weight-asian="normal" style:font-name-complex="Cambria" style:font-size-complex="7pt" style:font-style-complex="italic" style:font-weight-complex="normal"/>
    </style:style>
    <style:style style:name="T10" style:family="text">
      <style:text-properties fo:color="#000000" style:text-line-through-style="none" style:font-name="Cambria Math" fo:font-size="11pt" style:text-underline-style="none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11" style:family="text">
      <style:text-properties fo:color="#000000" style:text-line-through-style="none" style:font-name="Cambria Math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12" style:family="text">
      <style:text-properties fo:color="#000000" style:text-line-through-style="none" style:font-name="Cambria Math" fo:font-size="11pt" fo:font-style="italic" style:text-underline-style="none" fo:font-weight="normal" style:font-name-asian="Cambria Math" style:font-size-asian="11pt" style:font-style-asian="italic" style:font-weight-asian="normal" style:font-name-complex="Cambria Math" style:font-size-complex="11pt" style:font-style-complex="italic" style:font-weight-complex="normal"/>
    </style:style>
    <style:style style:name="T13" style:family="text">
      <style:text-properties fo:color="#000000" style:text-line-through-style="none" style:font-name="Cambria Math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14" style:family="text">
      <style:text-properties fo:color="#000000" style:text-line-through-style="none" style:text-underline-style="none" style:font-name-asian="Cambria" style:font-name-complex="Cambria"/>
    </style:style>
    <style:style style:name="T15" style:family="text">
      <style:text-properties fo:color="#000000" style:text-line-through-style="none" style:font-name="Cambria Math1" fo:font-size="11pt" fo:font-style="normal" style:text-underline-style="none" fo:font-weight="normal" style:font-name-asian="Cambria Math1" style:font-size-asian="11pt" style:font-style-asian="normal" style:font-weight-asian="normal" style:font-name-complex="Cambria Math1" style:font-size-complex="11pt" style:font-style-complex="normal" style:font-weight-complex="normal"/>
    </style:style>
    <style:style style:name="T16" style:family="text">
      <style:text-properties fo:color="#000000" style:text-line-through-style="none" style:font-name="Cambria1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 style:text-overline-style="solid" style:text-overline-width="auto" style:text-overline-color="font-color"/>
    </style:style>
    <style:style style:name="T17" style:family="text">
      <style:text-properties fo:color="#000000" style:text-line-through-style="none" fo:font-style="normal" style:text-underline-style="none" style:font-name-asian="Cambria Math" style:font-style-asian="normal" style:font-name-complex="Cambria Math" style:font-style-complex="normal"/>
    </style:style>
    <style:style style:name="T18" style:family="text">
      <style:text-properties fo:color="#000000" style:text-line-through-style="none" style:text-position="super 58%" style:font-name="Cambria1" fo:font-size="13pt" style:text-underline-style="none" fo:font-weight="normal" style:font-name-asian="Cambria Math" style:font-size-asian="13pt" style:font-weight-asian="normal" style:font-name-complex="Cambria Math" style:font-size-complex="13pt" style:font-weight-complex="normal"/>
    </style:style>
    <style:style style:name="T19" style:family="text">
      <style:text-properties fo:color="#000000" style:text-line-through-style="none" style:text-position="super 58%" style:font-name="Cambria1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20" style:family="text">
      <style:text-properties fo:color="#000000" style:text-line-through-style="none" style:text-position="super 58%" style:font-name="Cambria1" fo:font-size="11pt" fo:font-style="normal" style:text-underline-style="none" fo:font-weight="normal" style:font-name-asian="Cambria Math" style:font-size-asian="11pt" style:font-style-asian="normal" style:font-weight-asian="normal" style:font-name-complex="Cambria Math" style:font-size-complex="11pt" style:font-style-complex="normal" style:font-weight-complex="normal"/>
    </style:style>
    <style:style style:name="T21" style:family="text">
      <style:text-properties fo:color="#000000" style:text-line-through-style="none" style:text-position="sub 58%" style:font-name="Cambria1" fo:font-size="13pt" style:text-underline-style="none" fo:font-weight="normal" style:font-name-asian="Cambria Math" style:font-size-asian="13pt" style:font-weight-asian="normal" style:font-name-complex="Cambria Math" style:font-size-complex="13pt" style:font-weight-complex="normal"/>
    </style:style>
    <style:style style:name="T22" style:family="text">
      <style:text-properties fo:color="#000000" style:text-line-through-style="none" style:font-name="Cambria1" fo:font-size="8pt" fo:font-style="normal" style:text-underline-style="none" fo:font-weight="normal" style:font-name-asian="Cambria Math" style:font-size-asian="8pt" style:font-style-asian="normal" style:font-weight-asian="normal" style:font-name-complex="Cambria Math" style:font-size-complex="8pt" style:font-style-complex="normal" style:font-weight-complex="normal"/>
    </style:style>
    <style:style style:name="T23" style:family="text">
      <style:text-properties fo:color="#000000" style:font-name="Cambria" fo:font-size="11pt" fo:font-weight="bold" style:font-name-asian="Cambria" style:font-size-asian="11pt" style:font-weight-asian="bold" style:font-name-complex="Cambria" style:font-size-complex="11pt" style:font-weight-complex="bold"/>
    </style:style>
    <style:style style:name="T24" style:family="text">
      <style:text-properties fo:color="#000000" style:font-name="Cambria" fo:font-size="11pt" fo:font-weight="normal" style:font-name-asian="Cambria" style:font-size-asian="11pt" style:font-weight-asian="normal" style:font-name-complex="Cambria" style:font-size-complex="11pt" style:font-weight-complex="normal"/>
    </style:style>
    <style:style style:name="T25" style:family="text">
      <style:text-properties fo:color="#000000" style:font-name="Cambria Math" fo:font-size="11pt" fo:font-weight="normal" style:font-name-asian="Cambria Math" style:font-size-asian="11pt" style:font-weight-asian="normal" style:font-name-complex="Cambria Math" style:font-size-complex="11pt" style:font-weight-complex="normal"/>
    </style:style>
    <style:style style:name="T26" style:family="text">
      <style:text-properties fo:color="#000000" style:font-name="Symbol" fo:font-size="11pt" style:font-name-asian="Symbol" style:font-size-asian="11pt" style:font-name-complex="Symbol" style:font-size-complex="11pt"/>
    </style:style>
    <style:style style:name="T27" style:family="text">
      <style:text-properties style:text-line-through-style="none"/>
    </style:style>
    <style:style style:name="T28" style:family="text">
      <style:text-properties style:text-line-through-style="none"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style:text-line-through-style="none" style:font-name="Cambria Math1" fo:font-size="11pt" fo:font-style="normal" style:text-underline-style="none" fo:font-weight="normal" style:font-name-asian="Cambria Math1" style:font-size-asian="11pt" style:font-style-asian="normal" style:font-weight-asian="normal" style:font-name-complex="Cambria Math1" style:font-size-complex="11pt" style:font-style-complex="normal" style:font-weight-complex="normal"/>
    </style:style>
    <style:style style:name="T30" style:family="text">
      <style:text-properties style:text-line-through-style="none" style:font-name="Cambria Math1" fo:font-style="normal" style:text-underline-style="none" fo:font-weight="normal" style:font-name-asian="Cambria Math1" style:font-style-asian="normal" style:font-weight-asian="normal" style:font-name-complex="Cambria Math1" style:font-style-complex="normal" style:font-weight-complex="normal"/>
    </style:style>
    <style:style style:name="T31" style:family="text">
      <style:text-properties style:text-line-through-style="none" style:font-name="Cambria" fo:font-style="normal" style:text-underline-style="none" fo:font-weight="bold" style:font-name-asian="Cambria" style:font-style-asian="normal" style:font-weight-asian="bold" style:font-name-complex="Cambria" style:font-style-complex="normal" style:font-weight-complex="bold"/>
    </style:style>
    <style:style style:name="T32" style:family="text">
      <style:text-properties style:text-line-through-style="none" style:font-name="Cambria" fo:font-style="normal" style:text-underline-style="none" fo:font-weight="normal" style:font-name-asian="Cambria" style:font-style-asian="normal" style:font-weight-asian="normal" style:font-name-complex="Cambria" style:font-style-complex="normal" style:font-weight-complex="normal"/>
    </style:style>
    <style:style style:name="T33" style:family="text">
      <style:text-properties style:text-line-through-style="none" style:font-name="Cambria" fo:font-style="italic" style:text-underline-style="none" fo:font-weight="normal" style:font-name-asian="Cambria" style:font-style-asian="italic" style:font-weight-asian="normal" style:font-name-complex="Cambria" style:font-style-complex="italic" style:font-weight-complex="normal"/>
    </style:style>
    <style:style style:name="T34" style:family="text">
      <style:text-properties style:font-name="Cambria Math" fo:font-size="11pt" style:font-name-asian="Cambria Math" style:font-size-asian="11pt" style:font-name-complex="Cambria Math" style:font-size-complex="11pt"/>
    </style:style>
    <style:style style:name="T35" style:family="text">
      <style:text-properties style:font-name="Cambria1" fo:font-size="11pt" style:font-name-asian="Cambria Math" style:font-size-asian="11pt" style:font-name-complex="Cambria Math" style:font-size-complex="11pt" style:text-overline-style="solid" style:text-overline-width="auto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662402" text:style-name="L1">
        <text:list-item>
          <text:list>
            <text:list-item>
              <text:p text:style-name="P8">Jazyk a sémantika predikátové logiky (termy, formule, realizace jazyka, pravdivost formulí)</text:p>
            </text:list-item>
          </text:list>
        </text:list-item>
      </text:list>
      <text:p text:style-name="P1"/>
      <text:h text:style-name="Heading_20_1" text:outline-level="1"><text:span text:style-name="Strong_20_Emphasis">Základy logiky</text:span></text:h>
      <text:p text:style-name="P11">Logikou rozumíme analýzu usuzovacích metod a zkoumání matematických důkazů. </text:p>
      <text:p text:style-name="P11"/>
      <text:p text:style-name="radkovani"><text:span text:style-name="T2">Zobrazení </text:span><text:span text:style-name="T10">𝑓:𝑋→𝑌 je relace 𝑓⊆𝑋×𝑌</text:span><text:span text:style-name="T1">: </text:span></text:p>
      <text:p text:style-name="P17"/>
      <text:p text:style-name="radkovani"><text:span text:style-name="T1"> </text:span><text:span text:style-name="T10">∀𝑥∈𝑋:∃𝑦∈𝑌,𝑦=𝑓 𝑥 ↭ </text:span><text:span text:style-name="T1">každému </text:span><text:span text:style-name="T6">x </text:span><text:span text:style-name="T3">je tedy přiřazeno nějaké </text:span><text:span text:style-name="T6">y</text:span><text:span text:style-name="T3">; </text:span></text:p>
      <text:p text:style-name="radkovani"><text:span text:style-name="T3"> </text:span><text:span text:style-name="T11">∀𝑥∈𝑋,∀𝑦,𝑧∈𝑌:𝑦=𝑓 𝑥 ∧𝑧=𝑓 𝑥 ⇒𝑦=𝑧 ↭ </text:span><text:span text:style-name="T3">zobrazení z </text:span><text:span text:style-name="T6">X </text:span><text:span text:style-name="T3">do </text:span><text:span text:style-name="T6">Y </text:span><text:span text:style-name="T3">je jednoznačné; </text:span></text:p>
      <text:p text:style-name="Text_20_body"/>
      <text:p text:style-name="Text_20_body"><text:span text:style-name="T23">Axiomy </text:span><text:span text:style-name="T24">jsou výchozí tvrzení dané teorie, nedokazují se, jejich platnost se předpokládá. Z axiomů se dedukcí odvozují další tvrzení, tzv. </text:span><text:span text:style-name="T23">důsledky</text:span><text:span text:style-name="T24">. Základním požadavkem je </text:span><text:span text:style-name="T23">bezespornost </text:span><text:span text:style-name="T24">– důsledkem axiomu nesmí být nějaké tvrzení a současně jeho negace. Vedlejším požadavkem je </text:span><text:span text:style-name="T23">nezávislost </text:span><text:span text:style-name="T24">axiomů, tzn., že žádný axiom není důsledkem zbývajících axiomů. </text:span></text:p>
      <text:p text:style-name="P12"/>
      <text:p text:style-name="P7"><text:span text:style-name="T1">Matematická tvrzení se zapíší pomocí speciálních znaků – </text:span><text:span text:style-name="T2">symbolů </text:span><text:span text:style-name="T1">(tvoří abecedu dané teorie). Tvrzení dostanou podobu zvláštních </text:span><text:span text:style-name="T2">formulí </text:span><text:span text:style-name="T1">– slov sestavených určitým způsobem z daných symbolů (tvoří jazyk teorie). Axiomy jsou zapsány jako formule, které chápeme jako vždy pravdivé. </text:span><text:span text:style-name="T2">Odvozovací pravidla </text:span><text:span text:style-name="T1">jsou jisté manipulace s formulemi, pomocí nichž a axiomů odvozujeme důsledky. </text:span></text:p>
      <text:p text:style-name="P13"/>
      <text:h text:style-name="Heading_20_1" text:outline-level="1"><text:span text:style-name="Strong_20_Emphasis"><text:span text:style-name="T14">Výroková logika</text:span></text:span></text:h>
      <text:p text:style-name="P7"><text:span text:style-name="T2">Výroková logika </text:span><text:span text:style-name="T1">zkoumá způsoby tvorby složených výroků z daných jednoduchých výroků, závislost pravdivosti (resp. nepravdivosti) složeného výroku na pravdivosti výroků, z nichž je složen. </text:span></text:p>
      <text:p text:style-name="radkovani"><text:span text:style-name="T1">Buď </text:span><text:span text:style-name="T6">P </text:span><text:span text:style-name="T3">neprázdná množina symbolů, které nazýváme </text:span><text:span text:style-name="T4">prvotní formule</text:span><text:span text:style-name="T3">, zpravidla značíme např. písmeny </text:span><text:span text:style-name="T6">p</text:span><text:span text:style-name="T3">, </text:span><text:span text:style-name="T6">q</text:span><text:span text:style-name="T3">. Tyto hrají úlohu jednoduchých výroků. </text:span><text:span text:style-name="T4">Složené výroky </text:span><text:span text:style-name="T3">vytváříme z jednoduchých pomocí logických spojek: </text:span><text:span text:style-name="T15">⏋</text:span><text:span text:style-name="T11"> negace,∧ nebo &amp; konjunkce, ∨disjunkce,→ nebo ⇒ implikace, ≡ nebo⇔nebo↔ ekvivalence</text:span><text:span text:style-name="T3">. </text:span></text:p>
      <text:p text:style-name="P7"><text:span text:style-name="T3">Symboly jazyka </text:span><text:span text:style-name="T6">L</text:span><text:span text:style-name="T9">P </text:span><text:span text:style-name="T3">výrokové logiky (nad množinou </text:span><text:span text:style-name="T6">P</text:span><text:span text:style-name="T3">) jsou prvky množiny </text:span><text:span text:style-name="T6">P</text:span><text:span text:style-name="T3">, logické spojky a závorky ( a ). Úlohu složených výroků hrají výrokové formule jazyka </text:span><text:span text:style-name="T6">L</text:span><text:span text:style-name="T9">P </text:span><text:span text:style-name="T3">, definované následovně: </text:span></text:p>
      <text:list xml:id="list29666792" text:style-name="L2">
        <text:list-item>
          <text:p text:style-name="P25"><text:span text:style-name="T11">∀𝑝∈𝑃 </text:span><text:span text:style-name="T3">je výroková formule; </text:span></text:p>
        </text:list-item>
        <text:list-item>
          <text:p text:style-name="P25"><text:span text:style-name="T3">Jsou-li </text:span><text:span text:style-name="T6">A </text:span><text:span text:style-name="T3">a </text:span><text:span text:style-name="T6">B </text:span><text:span text:style-name="T3">výrokové formule, pak </text:span><text:span text:style-name="T15">⏋</text:span><text:span text:style-name="T11">𝐴 , 𝐴∧𝐵 , 𝐴∨𝐵 , 𝐴→𝐵 ,(𝐴≡𝐵) </text:span><text:span text:style-name="T3">jsou výrokové formule; </text:span></text:p>
        </text:list-item>
        <text:list-item>
          <text:p text:style-name="P20">Každá výroková formule vznikne konečným počtem užití pravidel (1) a (2). </text:p>
        </text:list-item>
      </text:list>
      <text:p text:style-name="P13"/>
      <text:p text:style-name="radkovani"><text:span text:style-name="T2">Pravdivostní ohodnocení prvotních formulí </text:span><text:span text:style-name="T1">je libovolné zobrazení </text:span><text:span text:style-name="T10">𝑣:𝑃→{0,1}</text:span><text:span text:style-name="T1">, tj. zobrazení, které každé prvotní formuli </text:span><text:span text:style-name="T10">𝑝∈𝑃 </text:span><text:span text:style-name="T1">přiřadí hodnotu 0 (tj. nepravda) nebo 1 (pravda).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/></text:p>
      <text:p text:style-name="P17"><text:soft-page-break/>Pravdivostní ohodnocení základních složených výrokových formulí je dáno tabulkou: </text:p>
      <text:p text:style-name="P17"/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able:table-column table:style-name="Tabulka1.F"/>
        <table:table-column table:style-name="Tabulka1.G"/>
        <table:table-column table:style-name="Tabulka1.H"/>
        <table:table-column table:style-name="Tabulka1.E"/>
        <table:table-row table:style-name="Tabulka1.1">
          <table:table-cell table:style-name="Tabulka1.A1" office:value-type="string">
            <text:p text:style-name="P3"><text:span text:style-name="T35">𝒗</text:span><text:span text:style-name="T34"> (𝑨) </text:span></text:p>
          </table:table-cell>
          <table:table-cell table:style-name="Tabulka1.A1" office:value-type="string">
            <text:p text:style-name="P3"><text:span text:style-name="T35">𝒗</text:span><text:span text:style-name="T34"> (𝑩) </text:span></text:p>
          </table:table-cell>
          <table:table-cell table:style-name="Tabulka1.A1" office:value-type="string">
            <text:p text:style-name="P3"><text:span text:style-name="T35">𝒗</text:span><text:span text:style-name="T34"> (</text:span><text:span text:style-name="T29">⏋</text:span><text:span text:style-name="T34">𝑨) </text:span></text:p>
          </table:table-cell>
          <table:table-cell table:style-name="Tabulka1.A1" office:value-type="string">
            <text:p text:style-name="P3"><text:span text:style-name="T35">𝒗</text:span><text:span text:style-name="T34"> (𝑨∧𝑩) </text:span></text:p>
          </table:table-cell>
          <table:table-cell table:style-name="Tabulka1.A1" office:value-type="string">
            <text:p text:style-name="P3"><text:span text:style-name="T35">𝒗</text:span><text:span text:style-name="T34"> (𝑨∨𝑩) </text:span></text:p>
          </table:table-cell>
          <table:table-cell table:style-name="Tabulka1.A1" office:value-type="string">
            <text:p text:style-name="P3"><text:span text:style-name="T35">𝒗</text:span><text:span text:style-name="T34"> (𝑨→𝑩) </text:span></text:p>
          </table:table-cell>
          <table:table-cell table:style-name="Tabulka1.A1" office:value-type="string">
            <text:p text:style-name="P3"><text:span text:style-name="T35">𝒗</text:span><text:span text:style-name="T34"> (𝑨≡𝑩) </text:span></text:p>
          </table:table-cell>
          <table:table-cell table:style-name="Tabulka1.A1" office:value-type="string">
            <text:p text:style-name="P3"><text:span text:style-name="T35">𝒗</text:span><text:span text:style-name="T34"> (𝑨|𝑩) </text:span></text:p>
          </table:table-cell>
          <table:table-cell table:style-name="Tabulka1.A1" office:value-type="string">
            <text:p text:style-name="P3"><text:span text:style-name="T35">𝒗</text:span><text:span text:style-name="T34"> (𝑨↓𝑩) </text:span></text:p>
          </table:table-cell>
        </table:table-row>
        <table:table-row table:style-name="Tabulka1.1">
          <table:table-cell table:style-name="Tabulka1.A2" office:value-type="string">
            <text:p text:style-name="P2">0</text:p>
          </table:table-cell>
          <table:table-cell table:style-name="Tabulka1.B2" office:value-type="string">
            <text:p text:style-name="P2">0</text:p>
          </table:table-cell>
          <table:table-cell table:style-name="Tabulka1.C2" office:value-type="string">
            <text:p text:style-name="P2">1</text:p>
          </table:table-cell>
          <table:table-cell table:style-name="Tabulka1.D2" office:value-type="string">
            <text:p text:style-name="P2">0</text:p>
          </table:table-cell>
          <table:table-cell table:style-name="Tabulka1.E2" office:value-type="string">
            <text:p text:style-name="P2">0</text:p>
          </table:table-cell>
          <table:table-cell table:style-name="Tabulka1.F2" office:value-type="string">
            <text:p text:style-name="P2">1</text:p>
          </table:table-cell>
          <table:table-cell table:style-name="Tabulka1.G2" office:value-type="string">
            <text:p text:style-name="P2">1</text:p>
          </table:table-cell>
          <table:table-cell table:style-name="Tabulka1.H2" office:value-type="string">
            <text:p text:style-name="P2">1</text:p>
          </table:table-cell>
          <table:table-cell table:style-name="Tabulka1.I2" office:value-type="string">
            <text:p text:style-name="P2">1</text:p>
          </table:table-cell>
        </table:table-row>
        <table:table-row table:style-name="Tabulka1.1">
          <table:table-cell table:style-name="Tabulka1.A3" office:value-type="string">
            <text:p text:style-name="P2">0</text:p>
          </table:table-cell>
          <table:table-cell table:style-name="Tabulka1.B3" office:value-type="string">
            <text:p text:style-name="P2">1</text:p>
          </table:table-cell>
          <table:table-cell table:style-name="Tabulka1.C3" office:value-type="string">
            <text:p text:style-name="P2">1</text:p>
          </table:table-cell>
          <table:table-cell table:style-name="Tabulka1.D3" office:value-type="string">
            <text:p text:style-name="P2">0</text:p>
          </table:table-cell>
          <table:table-cell table:style-name="Tabulka1.E3" office:value-type="string">
            <text:p text:style-name="P2">1</text:p>
          </table:table-cell>
          <table:table-cell table:style-name="Tabulka1.F3" office:value-type="string">
            <text:p text:style-name="P2">1</text:p>
          </table:table-cell>
          <table:table-cell table:style-name="Tabulka1.G3" office:value-type="string">
            <text:p text:style-name="P2">0</text:p>
          </table:table-cell>
          <table:table-cell table:style-name="Tabulka1.H3" office:value-type="string">
            <text:p text:style-name="P2">1</text:p>
          </table:table-cell>
          <table:table-cell table:style-name="Tabulka1.I3" office:value-type="string">
            <text:p text:style-name="P2">0</text:p>
          </table:table-cell>
        </table:table-row>
        <table:table-row table:style-name="Tabulka1.1">
          <table:table-cell table:style-name="Tabulka1.A4" office:value-type="string">
            <text:p text:style-name="P2">1</text:p>
          </table:table-cell>
          <table:table-cell table:style-name="Tabulka1.B4" office:value-type="string">
            <text:p text:style-name="P2">0</text:p>
          </table:table-cell>
          <table:table-cell table:style-name="Tabulka1.C4" office:value-type="string">
            <text:p text:style-name="P2">0</text:p>
          </table:table-cell>
          <table:table-cell table:style-name="Tabulka1.D4" office:value-type="string">
            <text:p text:style-name="P2">0</text:p>
          </table:table-cell>
          <table:table-cell table:style-name="Tabulka1.E4" office:value-type="string">
            <text:p text:style-name="P2">1</text:p>
          </table:table-cell>
          <table:table-cell table:style-name="Tabulka1.F4" office:value-type="string">
            <text:p text:style-name="P2">0</text:p>
          </table:table-cell>
          <table:table-cell table:style-name="Tabulka1.G4" office:value-type="string">
            <text:p text:style-name="P2">0</text:p>
          </table:table-cell>
          <table:table-cell table:style-name="Tabulka1.H4" office:value-type="string">
            <text:p text:style-name="P2">1</text:p>
          </table:table-cell>
          <table:table-cell table:style-name="Tabulka1.I4" office:value-type="string">
            <text:p text:style-name="P2">0</text:p>
          </table:table-cell>
        </table:table-row>
        <table:table-row table:style-name="Tabulka1.1">
          <table:table-cell table:style-name="Tabulka1.A5" office:value-type="string">
            <text:p text:style-name="P2">1</text:p>
          </table:table-cell>
          <table:table-cell table:style-name="Tabulka1.B5" office:value-type="string">
            <text:p text:style-name="P2">1</text:p>
          </table:table-cell>
          <table:table-cell table:style-name="Tabulka1.C5" office:value-type="string">
            <text:p text:style-name="P2">0</text:p>
          </table:table-cell>
          <table:table-cell table:style-name="Tabulka1.D5" office:value-type="string">
            <text:p text:style-name="P2">1</text:p>
          </table:table-cell>
          <table:table-cell table:style-name="Tabulka1.E5" office:value-type="string">
            <text:p text:style-name="P2">1</text:p>
          </table:table-cell>
          <table:table-cell table:style-name="Tabulka1.F5" office:value-type="string">
            <text:p text:style-name="P2">1</text:p>
          </table:table-cell>
          <table:table-cell table:style-name="Tabulka1.G5" office:value-type="string">
            <text:p text:style-name="P2">1</text:p>
          </table:table-cell>
          <table:table-cell table:style-name="Tabulka1.H5" office:value-type="string">
            <text:p text:style-name="P2">0</text:p>
          </table:table-cell>
          <table:table-cell table:style-name="Tabulka1.I5" office:value-type="string">
            <text:p text:style-name="P2">0</text:p>
          </table:table-cell>
        </table:table-row>
      </table:table>
      <text:p text:style-name="P13"/>
      <text:p text:style-name="radkovani"><text:span text:style-name="T1">Říkáme, že výroková formule </text:span><text:span text:style-name="T6">A </text:span><text:span text:style-name="T3">je </text:span><text:span text:style-name="T4">tautologie</text:span><text:span text:style-name="T3">, jestliže </text:span><text:span text:style-name="T11">𝑣 (𝐴) =1 </text:span><text:span text:style-name="T3">pro libovolné ohodnocení </text:span><text:span text:style-name="T6">A</text:span><text:span text:style-name="T3">. Jinak řečeno </text:span><text:span text:style-name="T6">A </text:span><text:span text:style-name="T3">je pravdivá vždycky, bez ohledu na ohodnocení případných jednotlivých prvotních formulí, ze kterých se skládá, což píšeme </text:span><text:span text:style-name="T11">⊨𝐴</text:span><text:span text:style-name="T3">. Následující výrokové formule jsou tautologiemi: </text:span></text:p>
      <text:p text:style-name="P19"/>
      <text:p text:style-name="radkovani"><text:span text:style-name="T3"> </text:span><text:span text:style-name="T11">⊨(𝐴∨</text:span><text:span text:style-name="T15">⏋</text:span><text:span text:style-name="T11">𝐴)</text:span><text:span text:style-name="T3">, což je </text:span><text:span text:style-name="T4">zákon vyloučení třetího</text:span><text:span text:style-name="T3">; </text:span></text:p>
      <text:p text:style-name="radkovani"><text:span text:style-name="T3"> </text:span><text:span text:style-name="T11">⊨(</text:span><text:span text:style-name="T15">⏋⏋</text:span><text:span text:style-name="T11">𝐴≡𝐴)</text:span><text:span text:style-name="T3">, což je </text:span><text:span text:style-name="T4">zákon dvojí negace</text:span><text:span text:style-name="T3">; </text:span></text:p>
      <text:p text:style-name="radkovani"><text:span text:style-name="T3"> </text:span><text:span text:style-name="T11">⊨</text:span><text:span text:style-name="T15">⏋</text:span><text:span text:style-name="T11">(𝐴∧</text:span><text:span text:style-name="T15">⏋</text:span><text:span text:style-name="T11">𝐴)</text:span><text:span text:style-name="T3">, což je </text:span><text:span text:style-name="T4">vyloučení sporu</text:span><text:span text:style-name="T3">. </text:span></text:p>
      <text:p text:style-name="radkovani"/>
      <text:p text:style-name="radkovani"><text:span text:style-name="T3">Říkáme, že výrokové formule </text:span><text:span text:style-name="T6">A </text:span><text:span text:style-name="T3">a </text:span><text:span text:style-name="T6">B </text:span><text:span text:style-name="T3">jsou </text:span><text:span text:style-name="T4">logicky ekvivalentní</text:span><text:span text:style-name="T3">, právě když </text:span><text:span text:style-name="T16">𝑣</text:span> <text:span text:style-name="T11">(𝐴) =</text:span><text:span text:style-name="T16">𝑣</text:span><text:span text:style-name="T11"> (𝐵)</text:span><text:span text:style-name="T3">, což znamená </text:span><text:span text:style-name="T11">𝐴≡𝐵</text:span><text:span text:style-name="T3">. Následující formule jsou ekvivalentní: </text:span></text:p>
      <text:p text:style-name="P19"/>
      <text:p text:style-name="P28">𝐴≡𝐵 <text:s/>⇔ (𝐴→𝐵) ∧ (𝐵→𝐴)</text:p>
      <text:p text:style-name="P4"><text:span text:style-name="T11">𝐴→𝐵 ⇔</text:span><text:span text:style-name="T15">⏋</text:span><text:span text:style-name="T11">𝐴∨𝐵</text:span></text:p>
      <text:p text:style-name="P4"><text:span text:style-name="T11">𝐴→𝐵 ⇔</text:span><text:span text:style-name="T15">⏋(</text:span><text:span text:style-name="T11">𝐴∧</text:span><text:span text:style-name="T15">⏋</text:span><text:span text:style-name="T11">𝐵)</text:span></text:p>
      <text:p text:style-name="P4"><text:span text:style-name="T11">𝐴∨𝐵 <text:s/>⇔</text:span><text:span text:style-name="T15">⏋(⏋</text:span><text:span text:style-name="T11">𝐴∧</text:span><text:span text:style-name="T15">⏋</text:span><text:span text:style-name="T11">𝐵)</text:span></text:p>
      <text:p text:style-name="P4"><text:span text:style-name="T11">𝐴∧𝐵 <text:s/>⇔</text:span><text:span text:style-name="T15">⏋(⏋</text:span><text:span text:style-name="T11">𝐴∨</text:span><text:span text:style-name="T15">⏋</text:span><text:span text:style-name="T11">𝐵)</text:span></text:p>
      <text:p text:style-name="P4"><text:span text:style-name="T11">𝐴∨𝐵 <text:s/>⇔</text:span><text:span text:style-name="T15">⏋(</text:span><text:span text:style-name="T11">𝐴→𝐵)</text:span></text:p>
      <text:p text:style-name="P4"><text:span text:style-name="T11">𝐴∧𝐵 <text:s/>⇔</text:span><text:span text:style-name="T15">⏋</text:span><text:span text:style-name="T11">(𝐴→</text:span><text:span text:style-name="T15">⏋</text:span><text:span text:style-name="T11">𝐵) </text:span></text:p>
      <text:p text:style-name="P29"/>
      <text:h text:style-name="P10" text:outline-level="1"><text:span text:style-name="Strong_20_Emphasis"><text:span text:style-name="T17">Predikátová logika</text:span></text:span></text:h>
      <text:p text:style-name="Default"><text:span text:style-name="T3">Pro označení libovolného prvku z daného oboru používáme </text:span><text:span text:style-name="T4">proměnné </text:span><text:span text:style-name="T3">(např. </text:span><text:span text:style-name="T6">x, y, z, …</text:span><text:span text:style-name="T3">). Mezi prvky z daného oboru mohou být nějaké význačné objekty (0, 1, neutrální prvek), pro něž zavádíme speciální symboly zvané </text:span><text:span text:style-name="T4">konstanty</text:span><text:span text:style-name="T3">. </text:span></text:p>
      <text:p text:style-name="P14"/>
      <text:p text:style-name="P7"><text:span text:style-name="T3">K označení operací užíváme </text:span><text:span text:style-name="T4">funkcí symboly </text:span><text:span text:style-name="T3">(např. </text:span><text:span text:style-name="T6">f, g, h, …</text:span><text:span text:style-name="T3">). Matematika zkoumá vlastnosti objektů a vztahy mezi nimi. Vlastnosti a vztahy mezi objekty daného oboru, tzv. </text:span><text:span text:style-name="T4">predikáty</text:span><text:span text:style-name="T3">, (</text:span><text:span text:style-name="T6">„být záporným číslem“, „být menším než“, „být prvkem“</text:span><text:span text:style-name="T3">) vyjadřujeme pomocí </text:span><text:span text:style-name="T4">predikátových symbolů </text:span><text:span text:style-name="T3">(např. </text:span><text:span text:style-name="T6">p, q, r, …</text:span><text:span text:style-name="T3">). Predikát znamená vztah mezi užitým počtem objektů, tedy je příkladem relace. Tím je každému predikátovému symbolu přiřazeno přirozené číslo, jeho četnost, udávající počet jeho argumentů. Je-li četnost rovna </text:span><text:span text:style-name="T6">n</text:span><text:span text:style-name="T3">, říkáme, že symbol je </text:span><text:span text:style-name="T6">n</text:span><text:span text:style-name="T3">-ární. </text:span></text:p>
      <text:p text:style-name="P15"/>
      <text:p text:style-name="P7"><text:span text:style-name="T3">Z uvedených symbolů sestavujeme jistým způsobem nejjednodušších tvrzení, vyjádřených tzv. </text:span><text:span text:style-name="T4">atomickými formulemi</text:span><text:span text:style-name="T3">. Z nich vytváříme složitější formule pomocí logických spojek (stejných jako ve výrokové logice) a pomocí následujících </text:span><text:span text:style-name="T4">kvantifikátorů proměnných</text:span><text:span text:style-name="T3">: </text:span></text:p>
      <text:p text:style-name="P16"/>
      <text:p text:style-name="radkovani"><text:span text:style-name="T26"> </text:span><text:span text:style-name="T23">univerzální (obecný) kvantifikátor </text:span><text:span text:style-name="T25">∀ </text:span><text:span text:style-name="T24">vyjadřuje platnost pro všechny objekty daného oboru; </text:span></text:p>
      <text:p text:style-name="radkovani"><text:span text:style-name="T24"> </text:span><text:span text:style-name="T23">existenční kvantifikátor </text:span><text:span text:style-name="T25">∃ </text:span><text:span text:style-name="T24">vyjadřuje existenci požadovaného prvku v daném oboru. </text:span></text:p>
      <text:p text:style-name="P24"/>
      <text:p text:style-name="radkovani"><text:span text:style-name="T23">Abecedu predikátové logiky 1. řádu </text:span><text:span text:style-name="T24">tak tvoří tedy funkční, predikátové a pomocné symboly, proměnné, konstanty, logické spojky a nově i kvantifikátory. </text:span></text:p>
      <text:p text:style-name="P9"/>
      <text:p text:style-name="P23"/>
      <text:p text:style-name="radkovani"><text:soft-page-break/><text:span text:style-name="T4">Jazyk predikátové logiky 1. řádu </text:span><text:span text:style-name="T3">je tedy tvořen: </text:span></text:p>
      <text:p text:style-name="radkovani"><text:span text:style-name="T1"> </text:span><text:span text:style-name="T2">logickými symboly </text:span><text:span text:style-name="T1">(proměnné, logické spojky, kvantifikátory, závorky, predikát rovnosti =); </text:span></text:p>
      <text:p text:style-name="radkovani"><text:span text:style-name="T1"> </text:span><text:span text:style-name="T2">speciálními symboly </text:span><text:span text:style-name="T1">(funkční symboly s </text:span><text:span text:style-name="T10">ℕ</text:span><text:span text:style-name="T21">0</text:span><text:span text:style-name="T18">+</text:span><text:span text:style-name="T1">-ární četností a predikátové symboly </text:span><text:span text:style-name="T10">ℕ</text:span><text:span text:style-name="T18">+</text:span><text:span text:style-name="T1">-ární četností). </text:span></text:p>
      <text:p text:style-name="P17"/>
      <text:p text:style-name="radkovani"><text:span text:style-name="T2">Termy </text:span><text:span text:style-name="T1">jsou rekurentně definovány následujícími pravidly: </text:span></text:p>
      <text:list xml:id="list29657821" text:style-name="L3">
        <text:list-item>
          <text:p text:style-name="P18">Každá proměnná je term; </text:p>
        </text:list-item>
        <text:list-item>
          <text:p text:style-name="P26"><text:span text:style-name="T1">Je-li </text:span><text:span text:style-name="T6">f </text:span><text:span text:style-name="T3">funkční symbol četnosti </text:span><text:span text:style-name="T6">n </text:span><text:span text:style-name="T3">a jsou-li </text:span><text:span text:style-name="T11">𝑡</text:span><text:span text:style-name="T13">1</text:span><text:span text:style-name="T11">,…,𝑡</text:span><text:span text:style-name="T13">𝑛 </text:span><text:span text:style-name="T3">termy, pak </text:span><text:span text:style-name="T11">𝑓(𝑡</text:span><text:span text:style-name="T13">1</text:span><text:span text:style-name="T11">,…,𝑡</text:span><text:span text:style-name="T13">𝑛</text:span><text:span text:style-name="T11">) </text:span><text:span text:style-name="T3">je term; </text:span></text:p>
        </text:list-item>
        <text:list-item>
          <text:p text:style-name="P21">Každý term vznikne konečným užitím pravidel (1) a (2). </text:p>
        </text:list-item>
      </text:list>
      <text:p text:style-name="P19"/>
      <text:p text:style-name="radkovani"><text:span text:style-name="T3">Je-li </text:span><text:span text:style-name="T6">p </text:span><text:span text:style-name="T3">predikátový symbol četnosti </text:span><text:span text:style-name="T6">n </text:span><text:span text:style-name="T3">a jsou-li </text:span><text:span text:style-name="T11">𝑡</text:span><text:span text:style-name="T13">1</text:span><text:span text:style-name="T11">,…,𝑡</text:span><text:span text:style-name="T13">𝑛 </text:span><text:span text:style-name="T3">termy, pak </text:span><text:span text:style-name="T11">𝑝(𝑡</text:span><text:span text:style-name="T13">1</text:span><text:span text:style-name="T11">,…,𝑡</text:span><text:span text:style-name="T13">𝑛</text:span><text:span text:style-name="T11">) </text:span><text:span text:style-name="T3">nazýváme </text:span><text:span text:style-name="T4">atomickou (elementární) formulí</text:span><text:span text:style-name="T3">. </text:span></text:p>
      <text:p text:style-name="P19"/>
      <text:p text:style-name="radkovani"><text:span text:style-name="T4">Formule </text:span><text:span text:style-name="T3">je rekurentně definována následujícími pravidly: </text:span></text:p>
      <text:p text:style-name="P19"/>
      <text:list xml:id="list29647404" text:style-name="L4">
        <text:list-item>
          <text:p text:style-name="P22">Každá atomická formule je formule; </text:p>
        </text:list-item>
        <text:list-item>
          <text:p text:style-name="P27"><text:span text:style-name="T3">Jsou-li </text:span><text:span text:style-name="T11">𝜑,𝜓 formule, pak také </text:span><text:span text:style-name="T15">⏋</text:span><text:span text:style-name="T11">𝜑 ,(𝜑∧𝜓),(𝜑∨𝜓),(𝜑→𝜓),(𝜑≡𝜓) </text:span><text:span text:style-name="T3">jsou formule; </text:span></text:p>
        </text:list-item>
        <text:list-item>
          <text:p text:style-name="P27"><text:span text:style-name="T3">Je-li </text:span><text:span text:style-name="T6">x </text:span><text:span text:style-name="T3">proměnná a </text:span><text:span text:style-name="T11">𝜑 </text:span><text:span text:style-name="T3">formule, pak také </text:span><text:span text:style-name="T11">∀𝑥𝜑 a ∃𝑥𝜑 </text:span><text:span text:style-name="T3">jsou formule; </text:span></text:p>
        </text:list-item>
        <text:list-item>
          <text:p text:style-name="P22">Každá formule vznikne konečným užitím pravidel (1), (2) a (3). </text:p>
        </text:list-item>
      </text:list>
      <text:p text:style-name="radkovani"><draw:frame draw:style-name="fr1" draw:name="obrázky1" text:anchor-type="paragraph" svg:x="0.861cm" svg:y="0.374cm" svg:width="15.766cm" svg:height="3.935cm" draw:z-index="0"><draw:image xlink:href="Pictures/2000000900004BC3000012EB83049BAA.svm" xlink:type="simple" xlink:show="embed" xlink:actuate="onLoad"/></draw:frame><text:span text:style-name="T3">Řekneme, že daný </text:span><text:span text:style-name="T4">výskyt </text:span><text:span text:style-name="T3">proměnné </text:span><text:span text:style-name="T6">x </text:span><text:span text:style-name="T3">ve formuli </text:span><text:span text:style-name="T11">𝜑 </text:span><text:span text:style-name="T4">je vázaný</text:span><text:span text:style-name="T3">, nachází-li se v nějaké podformuli tvaru </text:span><text:span text:style-name="T11">∀𝑥𝜑 nebo ∃𝑥𝜑 </text:span><text:span text:style-name="T3">, opačném případě se jedná o </text:span><text:span text:style-name="T4">volný výskyt</text:span><text:span text:style-name="T3">. V těchto souvislostech hovoříváme o </text:span><text:span text:style-name="T6">x </text:span><text:span text:style-name="T3">jako o </text:span><text:span text:style-name="T4">vázané</text:span><text:span text:style-name="T3">/</text:span><text:span text:style-name="T4">volné proměnné</text:span><text:span text:style-name="T3">. Formule neobsahující žádnou volnou proměnnou se nazývá </text:span><text:span text:style-name="T4">uzavřená formule </text:span><text:span text:style-name="T3">nebo též </text:span><text:span text:style-name="T4">výrok</text:span><text:span text:style-name="T3">. </text:span></text:p>
      <text:p text:style-name="P19"/>
      <text:h text:style-name="Heading_20_1" text:outline-level="1"><text:span text:style-name="Strong_20_Emphasis"><text:span text:style-name="T27">Sémantika predikátové logiky</text:span></text:span></text:h>
      <text:p text:style-name="radkovani"><text:span text:style-name="T3">Chceme dát interpretaci symbolům jazyka predikátové logiky 1. řádu. Nejprve vymezíme obor, který bude určovat možné hodnoty proměnných, bude to určitý soubor </text:span><text:span text:style-name="T6">M </text:span><text:span text:style-name="T3">uvažovaných objektů. Funkčním symbolům budou odpovídat operace na </text:span><text:span text:style-name="T6">M </text:span><text:span text:style-name="T3">příslušných četností. Predikátovým symbolům budou odpovídat vztahy mezi objekty z </text:span><text:span text:style-name="T6">M</text:span><text:span text:style-name="T3">, které lze popsat jako relace na </text:span><text:span text:style-name="T6">M </text:span><text:span text:style-name="T3">s patřičnou aritou. Máme-li jazyk s rovností, interpretujeme symbol = jako rovnost objektů z </text:span><text:span text:style-name="T6">M</text:span><text:span text:style-name="T3">. </text:span></text:p>
      <text:p text:style-name="P19"/>
      <text:p text:style-name="radkovani"><text:span text:style-name="T5">Nechť </text:span><text:span text:style-name="T7">L </text:span><text:span text:style-name="T5">je jazyk 1. řádu, pak </text:span><text:span text:style-name="T4">realizací jazyka </text:span><text:span text:style-name="T6">L </text:span><text:span text:style-name="T3">rozumíme algebraickou strukturu </text:span><text:span text:style-name="T11">ℳ</text:span><text:span text:style-name="T3">, která se skládá z:</text:span></text:p>
      <text:p text:style-name="P19"><text:s/></text:p>
      <text:p text:style-name="radkovani"><text:span text:style-name="T3"> neprázdné množiny </text:span><text:span text:style-name="T6">M </text:span><text:span text:style-name="T3">nazývané </text:span><text:span text:style-name="T4">univerzum</text:span><text:span text:style-name="T3">; </text:span></text:p>
      <text:p text:style-name="radkovani"><text:span text:style-name="T3"> pro každý funkční symbol </text:span><text:span text:style-name="T6">f </text:span><text:span text:style-name="T3">četnosti </text:span><text:span text:style-name="T6">n</text:span><text:span text:style-name="T3">, je dáno zobrazení </text:span><text:span text:style-name="T11">𝑓</text:span><text:span text:style-name="T13">ℳ</text:span><text:span text:style-name="T11">:𝑀</text:span><text:span text:style-name="T20">𝑛</text:span><text:span text:style-name="T11">→𝑀</text:span><text:span text:style-name="T3">; </text:span></text:p>
      <text:p text:style-name="radkovani"><text:span text:style-name="T3"> pro každý predikátový symbol </text:span><text:span text:style-name="T6">p </text:span><text:span text:style-name="T3">četnosti </text:span><text:span text:style-name="T6">n</text:span><text:span text:style-name="T3">, krom rovnosti je dána relace </text:span><text:span text:style-name="T11">𝑝</text:span><text:span text:style-name="T13">ℳ</text:span><text:span text:style-name="T11">⊆𝑀</text:span><text:span text:style-name="T20">𝑛</text:span><text:span text:style-name="T3">. </text:span></text:p>
      <text:p text:style-name="P9"/>
      <text:p text:style-name="P23"/>
      <text:p text:style-name="P23"/>
      <text:p text:style-name="P23"/>
      <text:p text:style-name="radkovani"><text:soft-page-break/><text:span text:style-name="T3">Libovolné zobrazení </text:span><text:span text:style-name="T6">e </text:span><text:span text:style-name="T3">množiny všech proměnných do univerza </text:span><text:span text:style-name="T6">M </text:span><text:span text:style-name="T3">dané realizace </text:span><text:span text:style-name="T11">ℳ </text:span><text:span text:style-name="T3">jazyka </text:span><text:span text:style-name="T6">L </text:span><text:span text:style-name="T3">budeme nazývat </text:span><text:span text:style-name="T4">ohodnocení proměnných</text:span><text:span text:style-name="T3">. </text:span></text:p>
      <text:p text:style-name="P19"/>
      <text:p text:style-name="radkovani"><text:span text:style-name="T4">Hodnota termu </text:span><text:span text:style-name="T8">t </text:span><text:span text:style-name="T3">v realizaci </text:span><text:span text:style-name="T11">ℳ </text:span><text:span text:style-name="T3">jazyka </text:span><text:span text:style-name="T6">L </text:span><text:span text:style-name="T3">při daném ohodnocení </text:span><text:span text:style-name="T6">e </text:span><text:span text:style-name="T3">označujeme jako </text:span><text:span text:style-name="T11">𝑡[𝑒] </text:span><text:span text:style-name="T3">a indukcí se definuje následovně: </text:span></text:p>
      <text:p text:style-name="P19"/>
      <text:p text:style-name="radkovani"><text:span text:style-name="T3"> Je-li </text:span><text:span text:style-name="T6">t </text:span><text:span text:style-name="T3">proměnná </text:span><text:span text:style-name="T6">x</text:span><text:span text:style-name="T3">, potom </text:span><text:span text:style-name="T11">𝑡[</text:span><text:span text:style-name="T12">e</text:span><text:span text:style-name="T11">] =𝑒(𝑥)</text:span><text:span text:style-name="T3">; </text:span></text:p>
      <text:p text:style-name="radkovani"><text:span text:style-name="T3"> Je-li </text:span><text:span text:style-name="T6">t </text:span><text:span text:style-name="T3">ve tvaru </text:span><text:span text:style-name="T11">𝑓(𝑡</text:span><text:span text:style-name="T13">1</text:span><text:span text:style-name="T11">,…,𝑡</text:span><text:span text:style-name="T13">𝑛</text:span><text:span text:style-name="T11">)</text:span><text:span text:style-name="T3">, kde </text:span><text:span text:style-name="T6">f </text:span><text:span text:style-name="T3">je funkční symbol četnosti </text:span><text:span text:style-name="T6">n </text:span><text:span text:style-name="T3">a </text:span><text:span text:style-name="T11">𝑡</text:span><text:span text:style-name="T13">1</text:span><text:span text:style-name="T11">,…,𝑡</text:span><text:span text:style-name="T13">𝑛 </text:span><text:span text:style-name="T3">jsou termy, potom </text:span></text:p>
      <text:p text:style-name="radkovani"><text:span text:style-name="T3"><text:s text:c="3"/></text:span><text:span text:style-name="T11">𝑡[</text:span><text:span text:style-name="T12">e</text:span><text:span text:style-name="T11">] =𝑓</text:span><text:span text:style-name="T13">ℳ</text:span><text:span text:style-name="T11">(𝑡</text:span><text:span text:style-name="T13">1</text:span><text:span text:style-name="T11">[</text:span><text:span text:style-name="T12">e</text:span><text:span text:style-name="T11">] ,…,𝑡</text:span><text:span text:style-name="T13">𝑛 </text:span><text:span text:style-name="T11">[</text:span><text:span text:style-name="T12">e</text:span><text:span text:style-name="T11">] )</text:span><text:span text:style-name="T3">; </text:span></text:p>
      <text:p text:style-name="P19"/>
      <text:p text:style-name="radkovani"><text:span text:style-name="T3">Formule </text:span><text:span text:style-name="T11">𝜑 </text:span><text:span text:style-name="T4">je splněna </text:span><text:span text:style-name="T3">v realizaci </text:span><text:span text:style-name="T11">ℳ </text:span><text:span text:style-name="T3">pokud je pravdivá při každém ohodnocení </text:span><text:span text:style-name="T6">e</text:span><text:span text:style-name="T3">, píšeme </text:span><text:span text:style-name="T11">ℳ⊨𝜑</text:span><text:span text:style-name="T3">. Je-li </text:span><text:span text:style-name="T11">𝜑 </text:span><text:span text:style-name="T3">uzavřená, pak říkáme, že </text:span><text:span text:style-name="T11">𝜑 </text:span><text:span text:style-name="T4">je pravdivá </text:span><text:span text:style-name="T3">v </text:span><text:span text:style-name="T11">ℳ</text:span><text:span text:style-name="T3">. </text:span><text:span text:style-name="T4">Formule </text:span><text:span text:style-name="T11">𝜑 </text:span><text:span text:style-name="T3">jazyka </text:span><text:span text:style-name="T6">L </text:span><text:span text:style-name="T4">je logicky platná</text:span><text:span text:style-name="T3">, pokud pro každou realizaci </text:span><text:span text:style-name="T11">ℳ </text:span><text:span text:style-name="T3">jazyka </text:span><text:span text:style-name="T6">L </text:span><text:span text:style-name="T3">platí </text:span><text:span text:style-name="T11">ℳ⊨𝜑</text:span><text:span text:style-name="T3">. </text:span></text:p>
      <text:p text:style-name="P19"/>
      <text:p text:style-name="radkovani"><text:span text:style-name="T3">Říkáme, že formule </text:span><text:span text:style-name="T11">𝜑,𝜓 </text:span><text:span text:style-name="T3">jazyka </text:span><text:span text:style-name="T6">L </text:span><text:span text:style-name="T4">jsou logicky ekvivalentní</text:span><text:span text:style-name="T3">, jestliže v libovolné realizaci </text:span><text:span text:style-name="T11">ℳ </text:span><text:span text:style-name="T3">jazyka </text:span><text:span text:style-name="T6">L </text:span><text:span text:style-name="T3">při libovolné ohodnocení </text:span><text:span text:style-name="T6">e </text:span><text:span text:style-name="T3">proměnných, je </text:span><text:span text:style-name="T11">ℳ⊨𝜑 [</text:span><text:span text:style-name="T12">e</text:span><text:span text:style-name="T11">] ⇔ℳ⊨𝜓 [</text:span><text:span text:style-name="T12">e</text:span><text:span text:style-name="T11">] </text:span><text:span text:style-name="T3">. Každá formule </text:span><text:span text:style-name="T11">𝜑 </text:span><text:span text:style-name="T3">jazyka </text:span><text:span text:style-name="T6">L </text:span><text:span text:style-name="T3">je logicky ekvivalentní nějaké formuli </text:span><text:span text:style-name="T11">𝜓 </text:span><text:span text:style-name="T3">v níž se nevyskytuje kvantifikátor </text:span><text:span text:style-name="T11">∃/∀</text:span><text:span text:style-name="T3">. Každá formule jazyka </text:span><text:span text:style-name="T6">L </text:span><text:span text:style-name="T3">je logicky ekvivalentní nějaké formuli vytvořené z atomických formulí jen pomocí logických spojek </text:span><text:span text:style-name="T15">⏋</text:span><text:span text:style-name="T11">,→ </text:span><text:span text:style-name="T3">a kvantifikátoru </text:span><text:span text:style-name="T11">∀</text:span><text:span text:style-name="T3">. Významné dvojice ekvivalentních formulí: </text:span></text:p>
      <text:p text:style-name="P19"/>
      <text:p text:style-name="P5"><text:span text:style-name="T28">(∃𝑥𝜑) ⟺</text:span><text:span text:style-name="T30">⏋</text:span><text:span text:style-name="T28">(∀𝑥 (</text:span><text:span text:style-name="T30">⏋</text:span><text:span text:style-name="T28">𝜑))</text:span></text:p>
      <text:p text:style-name="P5"><text:span text:style-name="T28">(∀𝑥𝜑) ⟺</text:span><text:span text:style-name="T30">⏋</text:span><text:span text:style-name="T28">(∃𝑥 (</text:span><text:span text:style-name="T30">⏋</text:span><text:span text:style-name="T28">𝜑))</text:span></text:p>
      <text:p text:style-name="P30">(∀𝑥𝜑) ∧ (∀𝑥𝜓) ⟺∀𝑥 (𝜑∧𝜓)</text:p>
      <text:p text:style-name="P30">(∃𝑥𝜑) ∨ (∃𝑥𝜓) ⟺∃𝑥 (𝜑∨𝜓 )</text:p>
      <text:p text:style-name="P30"/>
      <text:p text:style-name="P6"><text:span text:style-name="T31">Substituce termů za proměnné</text:span><text:span text:style-name="T32">: Pokud v termu </text:span><text:span text:style-name="T33">t </text:span><text:span text:style-name="T32">dosadíme za proměnné další termy, </text:span><text:span text:style-name="T33">t </text:span><text:span text:style-name="T32">zůstává termem. Dosazením termu za proměnné ve formuli vytvoříme opět formuli. Ne vždy je to vhodné, proměnná musí být substituovatelná (proměnná </text:span><text:span text:style-name="T33">x </text:span><text:span text:style-name="T32">taková, že žádný její volný výskyt neleží v oboru kvantifikátoru proměnné </text:span><text:span text:style-name="T33">y</text:span><text:span text:style-name="T32">, která je obsažena v substituovatelném termu). </text:span></text:p>
      <text:p text:style-name="P19"/>
      <text:p text:style-name="P19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 Math1" svg:font-family="'Cambria Math'"/>
    <style:font-face style:name="Georgia" svg:font-family="Georgia"/>
    <style:font-face style:name="Mangal1" svg:font-family="Mangal"/>
    <style:font-face style:name="Symbol" svg:font-family="Symbol, Symbol"/>
    <style:font-face style:name="Arial1" svg:font-family="Arial, Arial" style:font-family-generic="swiss"/>
    <style:font-face style:name="Cambria Math" svg:font-family="'Cambria Math', 'Cambria Math'" style:font-family-generic="swiss"/>
    <style:font-face style:name="Cambria" svg:font-family="Cambria, Cambri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ambria1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Standard" style:master-page-name="">
      <style:paragraph-properties style:line-spacing="0cm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000000" style:font-name="Cambria" fo:font-size="12pt" style:font-name-asian="Cambria" style:font-size-asian="12pt" style:font-name-complex="Cambria" style:font-size-complex="12pt"/>
    </style:style>
    <style:style style:name="radkovani" style:family="paragraph" style:parent-style-name="Default" style:class="text">
      <style:paragraph-properties fo:line-height="0.499cm"/>
      <style:text-properties fo:color="#000000" style:font-name="Cambria" fo:font-size="11pt" style:font-name-asian="Cambria" style:font-size-asian="11pt" style:font-name-complex="Cambria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Page_20_Number" style:display-name="Page Number" style:family="text"/>
    <style:style style:name="Line_20_numbering" style:display-name="Line numbering" style:family="text"/>
    <style:style style:name="Definition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3" style:display-name="RTF_Num 3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4" style:display-name="RTF_Num 4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5" style:display-name="RTF_Num 5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6" style:display-name="RTF_Num 6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7" style:display-name="RTF_Num 7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8" style:display-name="RTF_Num 8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9" style:display-name="RTF_Num 9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0" style:display-name="RTF_Num 10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11" style:display-name="RTF_Num 11">
      <text:list-level-style-number text:level="1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3T12:30:51.26</meta:creation-date>
    <dc:date>2012-05-23T10:18:08.51</dc:date>
    <meta:editing-duration>PT49M22S</meta:editing-duration>
    <meta:editing-cycles>11</meta:editing-cycles>
    <meta:generator>LibreOffice/3.5$Windows_x86 LibreOffice_project/235ab8a-3802056-4a8fed3-2d66ea8-e241b80</meta:generator>
    <meta:document-statistic meta:table-count="1" meta:image-count="1" meta:object-count="0" meta:page-count="4" meta:paragraph-count="115" meta:word-count="1214" meta:character-count="7115" meta:non-whitespace-character-count="6626"/>
  </office:meta>
</office:document-meta>
</file>